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sloLGSDZ Nerd Font Mono" svg:font-family="'MesloLGSDZ Nerd Font Mono'" style:font-pitch="fixed"/>
    <style:font-face style:name="Noto Sans" svg:font-family="'Noto Sans'" style:font-family-generic="system" style:font-pitch="variable"/>
    <style:font-face style:name="Roboto" svg:font-family="Roboto"/>
    <style:font-face style:name="Roboto1" svg:font-family="Roboto" style:font-family-generic="system" style:font-pitch="variable"/>
  </office:font-face-decls>
  <office:automatic-styles>
    <style:style style:name="P1" style:family="paragraph" style:parent-style-name="Standard">
      <style:text-properties style:font-name="MesloLGSDZ Nerd Font Mono" fo:font-weight="bold" officeooo:rsid="0013cd8c" officeooo:paragraph-rsid="0013cd8c" style:font-weight-asian="bold" style:font-weight-complex="bold"/>
    </style:style>
    <style:style style:name="P2" style:family="paragraph" style:parent-style-name="Standard">
      <style:text-properties style:font-name="MesloLGSDZ Nerd Font Mono" fo:font-weight="normal" officeooo:rsid="0013cd8c" officeooo:paragraph-rsid="0013cd8c" style:font-weight-asian="normal" style:font-weight-complex="normal"/>
    </style:style>
    <style:style style:name="P3" style:family="paragraph" style:parent-style-name="Standard">
      <style:text-properties style:font-name="MesloLGSDZ Nerd Font Mono" fo:font-weight="bold" officeooo:rsid="0014055e" officeooo:paragraph-rsid="0014055e" style:font-weight-asian="bold" style:font-weight-complex="bold"/>
    </style:style>
    <style:style style:name="P4" style:family="paragraph" style:parent-style-name="Standard">
      <style:text-properties style:font-name="MesloLGSDZ Nerd Font Mono" fo:font-weight="bold" officeooo:rsid="0013d980" officeooo:paragraph-rsid="0013d980" style:font-weight-asian="bold" style:font-weight-complex="bold"/>
    </style:style>
    <style:style style:name="P5" style:family="paragraph" style:parent-style-name="Standard">
      <style:text-properties style:font-name="MesloLGSDZ Nerd Font Mono" fo:font-weight="normal" officeooo:rsid="0013d980" officeooo:paragraph-rsid="0013d980" style:font-weight-asian="normal" style:font-weight-complex="normal"/>
    </style:style>
    <style:style style:name="P6" style:family="paragraph" style:parent-style-name="Standard">
      <style:text-properties style:font-name="MesloLGSDZ Nerd Font Mono" fo:font-weight="normal" officeooo:rsid="0014055e" officeooo:paragraph-rsid="0014055e" style:font-weight-asian="normal" style:font-weight-complex="normal"/>
    </style:style>
    <style:style style:name="P7" style:family="paragraph" style:parent-style-name="Standard">
      <style:text-properties style:font-name="MesloLGSDZ Nerd Font Mono" fo:font-weight="bold" officeooo:rsid="0014867a" officeooo:paragraph-rsid="0014867a" style:font-weight-asian="bold" style:font-weight-complex="bold"/>
    </style:style>
    <style:style style:name="P8" style:family="paragraph" style:parent-style-name="Standard">
      <style:text-properties style:font-name="MesloLGSDZ Nerd Font Mono" fo:font-weight="normal" officeooo:rsid="0014867a" officeooo:paragraph-rsid="0014867a" style:font-weight-asian="normal" style:font-weight-complex="normal"/>
    </style:style>
    <style:style style:name="P9" style:family="paragraph" style:parent-style-name="Standard">
      <style:text-properties style:font-name="MesloLGSDZ Nerd Font Mono" fo:font-weight="normal" officeooo:rsid="00151d86" officeooo:paragraph-rsid="00151d86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K cemu se pouziva promenna path</text:p>
      <text:p text:style-name="P2">cesta</text:p>
      <text:p text:style-name="P2"/>
      <text:p text:style-name="P1">Vytvorit symlink na adresar/slozku</text:p>
      <text:p text:style-name="P2">ln -s &lt;target&gt; &lt;link_name&gt;</text:p>
      <text:p text:style-name="P2"/>
      <text:p text:style-name="P1">Vypsat vsechny bezici procesy uzivatele u1</text:p>
      <text:p text:style-name="P2">ps -aux | grep u1</text:p>
      <text:p text:style-name="P2"/>
      <text:p text:style-name="P1">Na kterych portech posloucha sluzba</text:p>
      <text:p text:style-name="P2">netstat -tulpn | grep &lt;sluzba&gt;</text:p>
      <text:p text:style-name="P2"/>
      <text:p text:style-name="P1">Zastaveni všech procesu</text:p>
      <text:p text:style-name="P2">systemctl stop &lt;proces&gt;</text:p>
      <text:p text:style-name="P2"/>
      <text:p text:style-name="P1">Vyres: Sluzba DNS se ma restartovat kazdou hodinu</text:p>
      <text:p text:style-name="P2"/>
      <text:p text:style-name="P1">Vytvor adresar „trida“ jehož vlastnikem je u1</text:p>
      <text:p text:style-name="P1">- u1: zapis, spousteni</text:p>
      <text:p text:style-name="P1">- skupina: cteni, zapis</text:p>
      <text:p text:style-name="P1"/>
      <text:p text:style-name="P2">mkdir trida</text:p>
      <text:p text:style-name="P2"/>
      <text:p text:style-name="P1">Co se nachazi ve /var/log ?</text:p>
      <text:p text:style-name="P3">logy</text:p>
      <text:p text:style-name="P1"/>
      <text:p text:style-name="P4">Vypis libovolny retezec do souboru</text:p>
      <text:p text:style-name="P5">echo „&lt;neco“ &gt;&gt; &lt;soubor&gt;</text:p>
      <text:p text:style-name="P5"/>
      <text:p text:style-name="P4">Zmenit nazev systemu linux</text:p>
      <text:p text:style-name="P4"><text:span text:style-name="T1">hostnamectl hostname &lt;name&gt;</text:span></text:p>
      <text:p text:style-name="P5"/>
      <text:p text:style-name="P4">Jak zjistit pretizeni na pameti/cpu/disku</text:p>
      <text:p text:style-name="P6">top/htop/ps</text:p>
      <text:p text:style-name="P6"/>
      <text:p text:style-name="P3">Pustit program bez zavisloslti na uzivateli</text:p>
      <text:p text:style-name="P6">nohup &lt;prikaz&gt;</text:p>
      <text:p text:style-name="P6"/>
      <text:p text:style-name="P3">co dela &amp;</text:p>
      <text:p text:style-name="P6">pusti na pozadi</text:p>
      <text:p text:style-name="P6"/>
      <text:p text:style-name="P3">co dela &amp;&amp;</text:p>
      <text:p text:style-name="P6">prikaz1 &amp;&amp; prikaz2<text:line-break/><text:line-break/>spusti prikaz 2, pokud se povede prikaz1, || je <text:span text:style-name="T2">opak</text:span></text:p>
      <text:p text:style-name="P6"/>
      <text:p text:style-name="P3">Vypsat rozdeleni disku</text:p>
      <text:p text:style-name="P6">lsblk / fdisk -l / df -h</text:p>
      <text:p text:style-name="P7"><text:soft-page-break/>Zjistit jestli bezi ssh</text:p>
      <text:p text:style-name="P8">systemctl status sshd</text:p>
      <text:p text:style-name="P8"/>
      <text:p text:style-name="P7">Nakopirovat soubor</text:p>
      <text:p text:style-name="P8">scp</text:p>
      <text:p text:style-name="P8"/>
      <text:p text:style-name="P7">Zajisit prihlaseni pouze pres klic v ssh</text:p>
      <text:p text:style-name="P8">vim /etc/sshd.conf</text:p>
      <text:p text:style-name="P8"/>
      <text:p text:style-name="P7">Spustit na vzdalenem pocitaci prikaz</text:p>
      <text:p text:style-name="P8">prihlasit se na ssh a pustit ho, nebo</text:p>
      <text:p text:style-name="P8"/>
      <text:p text:style-name="P9">Zapsat log</text:p>
      <text:p text:style-name="P9">logger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sloLGSDZ Nerd Font Mono" svg:font-family="'MesloLGSDZ Nerd Font Mono'" style:font-pitch="fixed"/>
    <style:font-face style:name="Noto Sans" svg:font-family="'Noto Sans'" style:font-family-generic="system" style:font-pitch="variable"/>
    <style:font-face style:name="Roboto" svg:font-family="Roboto"/>
    <style:font-face style:name="Roboto1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s" fo:country="CZ" style:letter-kerning="true" style:font-name-asian="Noto Sans" style:font-size-asian="10.5pt" style:language-asian="zh" style:country-asian="CN" style:font-name-complex="Roboto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cs" fo:country="CZ" style:letter-kerning="true" style:font-name-asian="Noto Sans" style:font-size-asian="10.5pt" style:language-asian="zh" style:country-asian="CN" style:font-name-complex="Roboto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Roboto1" style:font-family-complex="Roboto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Roboto" style:font-family-complex="Roboto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Roboto" style:font-family-complex="Roboto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Roboto" style:font-family-complex="Roboto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4-28T09:04:31.128313056</meta:creation-date>
    <dc:date>2026-04-28T11:27:31.684833647</dc:date>
    <meta:editing-duration>PT1H8M30S</meta:editing-duration>
    <meta:editing-cycles>2</meta:editing-cycles>
    <meta:generator>LibreOffice/26.2.2.2$Linux_X86_64 LibreOffice_project/620$Build-2</meta:generator>
    <meta:document-statistic meta:table-count="0" meta:image-count="0" meta:object-count="0" meta:page-count="2" meta:paragraph-count="41" meta:word-count="171" meta:character-count="1031" meta:non-whitespace-character-count="900"/>
  </office:meta>
</office:document-meta>
</file>